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B0C00001906000018A471CE2FB6A0F7D7E4.svg" manifest:media-type="image/svg+xml"/>
  <manifest:file-entry manifest:full-path="Pictures/10000201000000F2000000EE496168EF8D9164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afafa" svg:stroke-opacity="5%" draw:opacity="54%" draw:textarea-horizontal-align="justify" draw:textarea-vertical-align="middle" draw:auto-grow-height="false" fo:min-height="3.65cm" fo:min-width="3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54%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405cm" svg:height="6.307cm" svg:x="0.001cm" svg:y="0.001cm">
          <draw:image xlink:href="Pictures/10000B0C00001906000018A471CE2FB6A0F7D7E4.svg" xlink:type="simple" xlink:show="embed" xlink:actuate="onLoad" draw:mime-type="image/svg+xml">
            <text:p/>
          </draw:image>
          <draw:image xlink:href="Pictures/10000201000000F2000000EE496168EF8D916401.png" xlink:type="simple" xlink:show="embed" xlink:actuate="onLoad" draw:mime-type="image/png"/>
        </draw:frame>
        <draw:custom-shape draw:style-name="gr2" draw:text-style-name="P2" draw:layer="layout" svg:width="3.9cm" svg:height="3.9cm" svg:x="1.387cm" svg:y="1.01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53cm" svg:height="0.962cm" svg:x="1.511cm" svg:y="0.299cm">
          <draw:text-box>
            <text:p>a</text:p>
          </draw:text-box>
        </draw:frame>
        <draw:frame draw:style-name="gr3" draw:text-style-name="P3" draw:layer="layout" svg:width="0.853cm" svg:height="0.962cm" svg:x="0.658cm" svg:y="4.049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61cm" fo:margin-bottom="0.261cm" fo:margin-left="0.261cm" fo:margin-right="0.261cm" fo:page-width="6.406cm" fo:page-height="6.3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23T14:40:16.181000000</dc:date>
    <meta:editing-duration>PT56S</meta:editing-duration>
    <meta:editing-cycles>1</meta:editing-cycles>
    <meta:document-statistic meta:object-count="4"/>
    <meta:generator>LibreOffice/7.1.3.2$Windows_X86_64 LibreOffice_project/47f78053abe362b9384784d31a6e56f8511eb1c1</meta:generator>
  </office:meta>
</office:document-meta>
</file>